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3.219cm"/>
    </style:style>
    <style:style style:name="Tabla1.B" style:family="table-column">
      <style:table-column-properties style:column-width="13.776cm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6" style:family="table-cell">
      <style:table-cell-properties fo:padding="0.097cm" fo:border-left="0.002cm solid #000000" fo:border-right="none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Table_20_Contents">COLECCIONES</text:p>
          </table:table-cell>
          <table:covered-table-cell/>
        </table:table-row>
        <table:table-row>
          <table:table-cell table:style-name="Tabla1.A2" office:value-type="string">
            <text:p text:style-name="Table_20_Contents">MAPS</text:p>
          </table:table-cell>
          <table:table-cell table:style-name="Tabla1.B2" office:value-type="string">
            <text:p text:style-name="Table_20_Contents">Map no es una Collection.</text:p>
            <text:p text:style-name="Table_20_Contents"/>
            <text:p text:style-name="Table_20_Contents"><text:s text:c="3"/>No implementa Collection</text:p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LIST</text:p>
          </table:table-cell>
          <table:table-cell table:style-name="Tabla1.B2" office:value-type="string">
            <text:p text:style-name="Table_20_Contents">List.get(index) </text:p>
            <text:p text:style-name="Table_20_Contents"/>
            <text:p text:style-name="Table_20_Contents"><text:s text:c="3"/>Si no existe index, NO devuelve null. Tira excepción. </text:p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LIST</text:p>
          </table:table-cell>
          <table:table-cell table:style-name="Tabla1.B2" office:value-type="string">
            <text:p text:style-name="Table_20_Contents">List.set (posicion, valor) </text:p>
            <text:p text:style-name="Table_20_Contents"/>
            <text:p text:style-name="Table_20_Contents"><text:s text:c="2"/>Reempzar el valor en la posición si lo hay.</text:p>
            <text:p text:style-name="Table_20_Contents"><text:s text:c="2"/>Si no E esa posición, tira Exception </text:p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LIST</text:p>
          </table:table-cell>
          <table:table-cell table:style-name="Tabla1.B2" office:value-type="string">
            <text:p text:style-name="Table_20_Contents">List.copyOf </text:p>
            <text:p text:style-name="Table_20_Contents">List.of </text:p>
            <text:p text:style-name="Table_20_Contents"><text:s text:c="2"/></text:p>
            <text:p text:style-name="Table_20_Contents"><text:s text:c="2"/>Métodos factoría que no admiten NULL ni listas con algún NULL</text:p>
            <text:p text:style-name="Table_20_Contents"><text:s text:c="2"/>Crean nuevas listas inmodificables en estructura </text:p>
            <text:p text:style-name="Table_20_Contents"><text:s text:c="2"/>Sí en estado de sus ítems</text:p>
            <text:p text:style-name="Table_20_Contents"><text:s text:c="2"/></text:p>
            <text:p text:style-name="Table_20_Contents"><text:s text:c="2"/></text:p>
          </table:table-cell>
        </table:table-row>
        <table:table-row>
          <table:table-cell table:style-name="Tabla1.A6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 Martínez</meta:initial-creator>
    <meta:creation-date>2023-09-13T14:09:16.98</meta:creation-date>
    <meta:document-statistic meta:table-count="1" meta:image-count="0" meta:object-count="0" meta:page-count="1" meta:paragraph-count="20" meta:word-count="67" meta:character-count="430"/>
    <dc:date>2023-09-13T14:21:02.93</dc:date>
    <dc:creator>Val Martínez</dc:creator>
    <meta:editing-duration>PT11M47S</meta:editing-duration>
    <meta:editing-cycles>1</meta:editing-cycles>
    <meta:generator>OpenOffice/4.1.9$Win32 OpenOffice.org_project/419m1$Build-9805</meta:generator>
  </office:meta>
</office:document-meta>
</file>